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[.B1]*100/[.A1]-100" office:value-type="float" office:value="-19.1489361702128" calcext:value-type="float">
            <text:p>-19.14893617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B2]*100/[.A2]-100" office:value-type="float" office:value="-28.5714285714286" calcext:value-type="float">
            <text:p>-28.57142857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36" calcext:value-type="float">
            <text:p>336</text:p>
          </table:table-cell>
          <table:table-cell table:formula="of:=[.B3]*100/[.A3]-100" office:value-type="float" office:value="-10.6382978723404" calcext:value-type="float">
            <text:p>-10.6382978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4]*100/[.A4]-100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5]*100/[.A5]-100" office:value-type="float" office:value="-41.6666666666667" calcext:value-type="float">
            <text:p>-41.6666666667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786" calcext:value-type="float">
            <text:p>1786</text:p>
          </table:table-cell>
          <table:table-cell table:formula="of:=[.B6]*100/[.A6]-100" office:value-type="float" office:value="-22.4826388888889" calcext:value-type="float">
            <text:p>-22.4826388889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3792" calcext:value-type="float">
            <text:p>3792</text:p>
          </table:table-cell>
          <table:table-cell table:formula="of:=[.B7]*100/[.A7]-100" office:value-type="float" office:value="2.54191454840455" calcext:value-type="float">
            <text:p>2.5419145484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3864" calcext:value-type="float">
            <text:p>3864</text:p>
          </table:table-cell>
          <table:table-cell table:formula="of:=[.B8]*100/[.A8]-100" office:value-type="float" office:value="-18.0313958421723" calcext:value-type="float">
            <text:p>-18.0313958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7:58:24.746178609</meta:creation-date>
    <dc:date>2017-08-11T18:04:53.705903158</dc:date>
    <meta:editing-duration>PT6M29S</meta:editing-duration>
    <meta:editing-cycles>1</meta:editing-cycles>
    <meta:document-statistic meta:table-count="1" meta:cell-count="24" meta:object-count="0"/>
    <meta:generator>LibreOffice/4.4.6.3$Linux_X86_64 LibreOffice_project/40m0$Build-3</meta:generator>
  </office:meta>
</office:document-meta>
</file>